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1cm" draw:marker-start-width="0.35cm" draw:marker-end-width="0.35cm" draw:fill="solid" draw:fill-color="#2300dc" draw:opacity="45%" draw:textarea-horizontal-align="justify" draw:textarea-vertical-align="middle" draw:auto-grow-height="false" fo:padding-top="0.175cm" fo:padding-bottom="0.175cm" fo:padding-left="0.3cm" fo:padding-right="0.3cm" draw:shadow-opacity="45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-width="0.35cm" draw:fill-color="#2300dc" draw:opacity="45%" draw:textarea-horizontal-align="justify" draw:textarea-vertical-align="middle" draw:auto-grow-height="false" fo:padding-top="0.175cm" fo:padding-bottom="0.175cm" fo:padding-left="0.3cm" fo:padding-right="0.3cm" draw:shadow-opacity="45%"/>
    </style:style>
    <style:style style:name="gr4" style:family="graphic" style:parent-style-name="standard">
      <style:graphic-properties draw:stroke="solid" draw:stroke-dash="Fine_20_Dashed_20__28_var_29_" svg:stroke-width="0.1cm" draw:marker-start-width="0.35cm" draw:marker-end-width="0.35cm" draw:fill="solid" draw:fill-color="#2300dc" draw:opacity="45%" draw:textarea-horizontal-align="justify" draw:textarea-vertical-align="middle" draw:auto-grow-height="false" fo:padding-top="0.175cm" fo:padding-bottom="0.175cm" fo:padding-left="0.3cm" fo:padding-right="0.3cm" fo:wrap-option="wrap" draw:shadow-opacity="45%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4cm" svg:height="2cm" svg:x="8cm" svg:y="1.5cm">
          <text:p text:style-name="P1"><text:span text:style-name="T1">Impiega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2cm" svg:y1="2.5cm" svg:x2="14.499cm" svg:y2="4cm" draw:start-shape="id1" draw:start-glue-point="1" draw:end-shape="id2" draw:end-glue-point="4" svg:d="m12000 2500c1666 0 2499 500 2499 1500">
          <text:p/>
        </draw:connector>
        <draw:custom-shape draw:style-name="gr1" draw:text-style-name="P3" draw:id="id4" draw:layer="layout" svg:width="4cm" svg:height="2cm" svg:x="8cm" svg:y="6.5cm">
          <text:p text:style-name="P3"><text:span text:style-name="T1">Repa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" draw:layer="layout" svg:width="4cm" svg:height="2cm" svg:x="12.5cm" svg:y="4cm">
          <text:p text:style-name="P3"><text:span text:style-name="T2">Diri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3" draw:layer="layout" svg:width="4cm" svg:height="2cm" svg:x="3.5cm" svg:y="4cm">
          <text:p text:style-name="P3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curve" svg:x1="8cm" svg:y1="2.5cm" svg:x2="5.499cm" svg:y2="4cm" draw:start-shape="id1" draw:start-glue-point="3" draw:end-shape="id3" draw:end-glue-point="4" svg:d="m8000 2500c-1668 0-2501 500-2501 1500">
          <text:p/>
        </draw:connector>
        <draw:connector draw:style-name="gr2" draw:text-style-name="P2" draw:layer="layout" draw:type="curve" svg:x1="5.5cm" svg:y1="6cm" svg:x2="8cm" svg:y2="7.5cm" draw:start-shape="id3" draw:end-shape="id4" draw:end-glue-point="3" svg:d="m5500 6000c0 1000 833 1500 2500 1500">
          <text:p/>
        </draw:connector>
        <draw:connector draw:style-name="gr2" draw:text-style-name="P2" draw:layer="layout" draw:type="curve" svg:x1="14.5cm" svg:y1="6cm" svg:x2="12cm" svg:y2="7.5cm" draw:start-shape="id2" draw:end-shape="id4" svg:d="m14500 6000c0 1000-833 1500-2500 1500">
          <text:p/>
        </draw:connector>
        <draw:custom-shape draw:style-name="gr1" draw:text-style-name="P1" draw:id="id6" draw:layer="layout" svg:width="4cm" svg:height="2cm" svg:x="8cm" svg:y="13.5cm">
          <text:p text:style-name="P1"><text:span text:style-name="T1">Prodot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8" draw:layer="layout" svg:width="4cm" svg:height="2cm" svg:x="12.5cm" svg:y="16.5cm">
          <text:p text:style-name="P3"><text:span text:style-name="T1">Pre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id="id7" draw:layer="layout" svg:width="4cm" svg:height="2cm" svg:x="8cm" svg:y="16.5cm">
          <text:p text:style-name="P3"><text:span text:style-name="T1">Prodotto_pre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id="id5" draw:layer="layout" svg:width="4cm" svg:height="2cm" svg:x="3.5cm" svg:y="16.5cm">
          <text:p text:style-name="P3"><text:span text:style-name="T1">Prodotto_compos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svg:x1="5.5cm" svg:y1="16.5cm" svg:x2="8cm" svg:y2="14.5cm" draw:start-shape="id5" draw:end-shape="id6" draw:end-glue-point="3" svg:d="m5500 16500v-550l1950-1450h550">
          <text:p/>
        </draw:connector>
        <draw:connector draw:style-name="gr2" draw:text-style-name="P2" draw:layer="layout" draw:type="lines" svg:x1="10cm" svg:y1="16.5cm" svg:x2="10cm" svg:y2="15.5cm" draw:start-shape="id7" draw:end-shape="id6" draw:end-glue-point="2" svg:d="m10000 16500v-550 100-550">
          <text:p/>
        </draw:connector>
        <draw:connector draw:style-name="gr2" draw:text-style-name="P2" draw:layer="layout" draw:type="lines" svg:x1="14.5cm" svg:y1="16.5cm" svg:x2="12cm" svg:y2="14.5cm" draw:start-shape="id8" draw:end-shape="id6" svg:d="m14500 16500v-550l-1950-1450h-550">
          <text:p/>
        </draw:connector>
        <draw:custom-shape draw:style-name="gr3" draw:text-style-name="P3" draw:id="id9" draw:layer="layout" svg:width="4cm" svg:height="2cm" svg:x="8cm" svg:y="10cm">
          <text:p text:style-name="P3"><text:span text:style-name="T1">Compo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curve" svg:x1="9.999cm" svg:y1="12cm" svg:x2="10cm" svg:y2="13.5cm" draw:start-shape="id9" draw:start-glue-point="6" draw:end-shape="id6" draw:end-glue-point="0" svg:d="m9999 12000c0 1164 1 414 1 1500">
          <text:p/>
        </draw:connector>
        <draw:custom-shape draw:style-name="gr1" draw:text-style-name="P1" draw:id="id11" draw:layer="layout" svg:width="4cm" svg:height="2cm" svg:x="5cm" svg:y="20cm">
          <text:p text:style-name="P1"><text:span text:style-name="T1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id="id10" draw:layer="layout" svg:width="4cm" svg:height="2cm" svg:x="11cm" svg:y="20cm">
          <text:p text:style-name="P3"><text:span text:style-name="T1">Cliente_fidelizza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svg:x1="11cm" svg:y1="21cm" svg:x2="9cm" svg:y2="21cm" draw:start-shape="id10" draw:end-shape="id11" draw:end-glue-point="1" svg:d="m11000 21000h-550-900-550">
          <text:p/>
        </draw:connector>
      </draw:page>
      <draw:page draw:name="page2" draw:style-name="dp1" draw:master-page-name="Standard">
        <draw:custom-shape draw:style-name="gr1" draw:text-style-name="P1" draw:id="id13" draw:layer="layout" svg:width="4cm" svg:height="2cm" svg:x="3.5cm" svg:y="5cm">
          <text:p text:style-name="P1"><text:span text:style-name="T1">Prodot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8cm" svg:y1="4cm" svg:x2="5.5cm" svg:y2="5cm" draw:start-shape="id12" draw:end-shape="id13" draw:end-glue-point="0" svg:d="m8000 4000c-1667 0-2500 333-2500 1000">
          <text:p/>
        </draw:connector>
        <draw:custom-shape draw:style-name="gr1" draw:text-style-name="P3" draw:id="id15" draw:layer="layout" svg:width="4cm" svg:height="2cm" svg:x="12.5cm" svg:y="5cm">
          <text:p text:style-name="P3"><text:span text:style-name="T1">Forni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12" draw:layer="layout" svg:width="4cm" svg:height="2cm" svg:x="8cm" svg:y="3cm">
          <text:p text:style-name="P3"><text:span text:style-name="T2">Fornitu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14" draw:layer="layout" svg:width="4cm" svg:height="2cm" svg:x="8cm" svg:y="7cm">
          <text:p text:style-name="P3"><text:span text:style-name="T1">Richies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curve" svg:x1="5.5cm" svg:y1="7cm" svg:x2="8cm" svg:y2="7.999cm" draw:start-shape="id13" draw:start-glue-point="2" draw:end-shape="id14" draw:end-glue-point="5" svg:d="m5500 7000c0 666 833 999 2500 999">
          <text:p/>
        </draw:connector>
        <draw:connector draw:style-name="gr2" draw:text-style-name="P2" draw:layer="layout" draw:type="curve" svg:x1="11.998cm" svg:y1="7.999cm" svg:x2="14.5cm" svg:y2="7cm" draw:start-shape="id14" draw:start-glue-point="7" draw:end-shape="id15" draw:end-glue-point="2" svg:d="m11998 7999c1668 0 2502-333 2502-999">
          <text:p/>
        </draw:connector>
        <draw:connector draw:style-name="gr2" draw:text-style-name="P2" draw:layer="layout" draw:type="curve" svg:x1="14.5cm" svg:y1="5cm" svg:x2="11.998cm" svg:y2="3.999cm" draw:start-shape="id15" draw:end-shape="id12" draw:end-glue-point="7" svg:d="m14500 5000c0-668-834-1001-2502-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e Orlando</meta:initial-creator>
    <meta:creation-date>2009-07-15T16:42:19</meta:creation-date>
    <dc:date>2009-07-16T03:30:14</dc:date>
    <dc:creator>Daniele Orlando</dc:creator>
    <meta:editing-duration>PT10H47M56S</meta:editing-duration>
    <meta:editing-cycles>3</meta:editing-cycles>
    <meta:generator>OpenOffice.org/3.0$Linux OpenOffice.org_project/300m15$Build-9379</meta:gener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